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2" style:family="graphic" style:parent-style-name="SolidLine">
      <style:graphic-properties fo:min-height="0.35cm" fo:min-width="2.358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BlackWhite">
      <style:graphic-properties fo:min-height="0cm" fo:min-width="0cm"/>
    </style:style>
    <style:style style:name="gr5" style:family="graphic" style:parent-style-name="text">
      <style:graphic-properties fo:min-height="0.319cm"/>
    </style:style>
    <style:style style:name="gr6" style:family="graphic" style:parent-style-name="standard">
      <style:graphic-properties draw:marker-start="StrokedCircle" draw:textarea-horizontal-align="center" draw:textarea-vertical-align="bottom"/>
    </style:style>
    <style:style style:name="gr7" style:family="graphic" style:parent-style-name="standard">
      <style:graphic-properties draw:marker-start="StrokedDiamond" draw:textarea-horizontal-align="center" draw:textarea-vertical-align="bottom"/>
    </style:style>
    <style:style style:name="gr8" style:family="graphic" style:parent-style-name="standard">
      <style:graphic-properties draw:marker-start="Arrow" draw:textarea-horizontal-align="center" draw:textarea-vertical-align="bottom"/>
    </style:style>
    <style:style style:name="gr9" style:family="graphic" style:parent-style-name="standard">
      <style:graphic-properties draw:marker-start="FilledDiamond" draw:textarea-horizontal-align="center" draw:textarea-vertical-align="bottom"/>
    </style:style>
    <style:style style:name="gr10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11" style:family="graphic" style:parent-style-name="standard">
      <style:graphic-properties draw:marker-start="StrokedTriangle" draw:textarea-horizontal-align="center" draw:textarea-vertical-align="bottom"/>
    </style:style>
    <style:style style:name="gr12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13" style:family="graphic" style:parent-style-name="standard">
      <style:graphic-properties draw:marker-start="StrokedHalfCircle" draw:textarea-horizontal-align="center" draw:textarea-vertical-align="bottom"/>
    </style:style>
    <style:style style:name="gr14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name="Collaboration" draw:style-name="gr1" draw:text-style-name="P2" xml:id="id2" draw:id="id2" draw:layer="layout" svg:width="2.849cm" svg:height="0.57cm" svg:x="6.72cm" svg:y="3.489cm">
          <text:p text:style-name="P1">Tạo Bài Sản phẩm</text:p>
          <draw:enhanced-geometry svg:viewBox="0 0 1000 524" draw:text-areas="0 0 1000 524" draw:type="NonPrimitive" draw:enhanced-path="U 500 262 1000 524 0 360 Z N"/>
        </draw:custom-shape>
        <draw:custom-shape draw:name="Actor" draw:style-name="gr2" draw:text-style-name="P3" xml:id="id1" draw:id="id1" draw:layer="layout" svg:width="2.205cm" svg:height="3cm" svg:x="1.914cm" svg:y="3.45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Use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connector draw:style-name="gr3" draw:text-style-name="P4" draw:layer="layout" draw:type="line" svg:x1="4.118cm" svg:y1="4.605cm" svg:x2="6.72cm" svg:y2="3.774cm" draw:start-shape="id1" draw:start-glue-point="6" draw:end-shape="id2" draw:end-glue-point="3" svg:d="M4118 4605l2602-831" svg:viewBox="0 0 2603 832">
          <text:p/>
        </draw:connector>
        <draw:custom-shape draw:name="Collaboration" draw:style-name="gr1" draw:text-style-name="P2" xml:id="id4" draw:id="id4" draw:layer="layout" svg:width="1.621cm" svg:height="0.57cm" svg:x="7.098cm" svg:y="8.432cm">
          <text:p text:style-name="P1">Tạo Việc</text:p>
          <draw:enhanced-geometry svg:viewBox="0 0 1000 524" draw:text-areas="0 0 1000 524" draw:type="NonPrimitive" draw:enhanced-path="U 500 262 1000 524 0 360 Z N"/>
        </draw:custom-shape>
        <draw:custom-shape draw:name="Actor" draw:style-name="gr2" draw:text-style-name="P3" xml:id="id3" draw:id="id3" draw:layer="layout" svg:width="2.205cm" svg:height="3cm" svg:x="1.676cm" svg:y="8.393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Use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connector draw:style-name="gr3" draw:text-style-name="P4" draw:layer="layout" draw:type="line" svg:x1="3.88cm" svg:y1="9.548cm" svg:x2="7.098cm" svg:y2="8.717cm" draw:start-shape="id3" draw:start-glue-point="6" draw:end-shape="id4" draw:end-glue-point="3" svg:d="M3880 9548l3218-831" svg:viewBox="0 0 3219 832">
          <text:p/>
        </draw:connector>
      </draw:page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5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5" draw:layer="layout" svg:width="4cm" svg:height="1.62cm" svg:x="1cm" svg:y="5cm">
          <text:p text:style-name="P1"><text:span text:style-name="T1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5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5" draw:layer="layout" svg:width="6cm" svg:height="1.07cm" svg:x="1cm" svg:y="19cm">
          <text:p text:style-name="P1">Assembly Connector</text:p>
          <draw:enhanced-geometry svg:viewBox="0 0 1000 178" draw:text-areas="0 178 1000 291" draw:type="NonPrimitive" draw:enhanced-path="M 0 89 L 415 89 M 1000 89 L 573 89 U 514 89 118 118 0 360 Z U 504 89 178 178 90 270"/>
        </draw:custom-shape>
        <draw:custom-shape draw:name="Collaboration" draw:style-name="gr1" draw:text-style-name="P6" draw:layer="layout" svg:width="2.163cm" svg:height="0.57cm" svg:x="2.918cm" svg:y="24.285cm">
          <text:p text:style-name="P1">Collaboration</text:p>
          <draw:enhanced-geometry svg:viewBox="0 0 1000 524" draw:text-areas="0 0 1000 524" draw:type="NonPrimitive" draw:enhanced-path="U 500 262 1000 524 0 360 Z N"/>
        </draw:custom-shape>
        <draw:custom-shape draw:name="Artifact" draw:style-name="SolidLine" draw:text-style-name="P5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5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5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5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5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5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5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5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5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5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5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1000 1000 0 360 Z N F"/>
          </draw:custom-shape>
          <draw:custom-shape draw:name="ActivityFinalInside" draw:style-name="gr4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700 700 0 360 Z N"/>
          </draw:custom-shape>
        </draw:g>
        <draw:frame draw:style-name="gr5" draw:layer="layout" svg:width="2.75cm" svg:height="0.569cm" svg:x="1cm" svg:y="19.5cm">
          <draw:text-box>
            <text:p text:style-name="P1">Activity Final</text:p>
          </draw:text-box>
        </draw:frame>
        <draw:custom-shape draw:name="Decision" draw:style-name="SolidLine" draw:text-style-name="P5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1000 1000 0 360 Z N M 146 146 L 854 854 N M 854 146 L 146 854 N"/>
        </draw:custom-shape>
        <draw:frame draw:style-name="gr5" draw:layer="layout" svg:width="2.5cm" svg:height="0.569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5" draw:layer="layout" svg:width="2.5cm" svg:height="0.569cm" svg:x="17.25cm" svg:y="2cm">
          <draw:text-box>
            <text:p text:style-name="P1">Stop</text:p>
          </draw:text-box>
        </draw:frame>
        <draw:custom-shape draw:name="InitialNode" draw:style-name="gr4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700 700 0 360 Z N"/>
        </draw:custom-shape>
        <draw:frame draw:style-name="gr5" draw:layer="layout" svg:width="2.5cm" svg:height="0.569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6" draw:text-style-name="P1" draw:layer="layout" svg:x1="1cm" svg:y1="1cm" svg:x2="8cm" svg:y2="1cm" svg:d="M1000 1000h7000" svg:viewBox="0 0 7001 1">
          <text:p/>
        </draw:connector>
        <draw:frame draw:style-name="gr5" draw:layer="layout" svg:width="3.5cm" svg:height="0.569cm" svg:x="2.75cm" svg:y="1.5cm">
          <draw:text-box>
            <text:p text:style-name="P1">Interface</text:p>
          </draw:text-box>
        </draw:frame>
        <draw:connector draw:style-name="gr7" draw:text-style-name="P1" draw:layer="layout" svg:x1="1cm" svg:y1="3.5cm" svg:x2="8cm" svg:y2="3.5cm" svg:d="M1000 3500h7000" svg:viewBox="0 0 7001 1">
          <text:p/>
        </draw:connector>
        <draw:frame draw:style-name="gr5" draw:layer="layout" svg:width="3.5cm" svg:height="0.569cm" svg:x="2.75cm" svg:y="4cm">
          <draw:text-box>
            <text:p text:style-name="P1">Aggregation</text:p>
          </draw:text-box>
        </draw:frame>
        <draw:connector draw:style-name="gr8" draw:text-style-name="P1" draw:layer="layout" svg:x1="1cm" svg:y1="6cm" svg:x2="8cm" svg:y2="6cm" svg:d="M1000 6000h7000" svg:viewBox="0 0 7001 1">
          <text:p/>
        </draw:connector>
        <draw:frame draw:style-name="gr5" draw:layer="layout" svg:width="3.5cm" svg:height="0.569cm" svg:x="2.75cm" svg:y="6.5cm">
          <draw:text-box>
            <text:p text:style-name="P1">Association</text:p>
          </draw:text-box>
        </draw:frame>
        <draw:connector draw:style-name="gr9" draw:text-style-name="P1" draw:layer="layout" svg:x1="1cm" svg:y1="8.5cm" svg:x2="8cm" svg:y2="8.5cm" svg:d="M1000 8500h7000" svg:viewBox="0 0 7001 1">
          <text:p/>
        </draw:connector>
        <draw:frame draw:style-name="gr5" draw:layer="layout" svg:width="3.5cm" svg:height="0.569cm" svg:x="2.75cm" svg:y="9cm">
          <draw:text-box>
            <text:p text:style-name="P1">Composition</text:p>
          </draw:text-box>
        </draw:frame>
        <draw:connector draw:style-name="gr10" draw:text-style-name="P1" draw:layer="layout" svg:x1="1cm" svg:y1="11cm" svg:x2="8cm" svg:y2="11cm" svg:d="M1000 11000h7000" svg:viewBox="0 0 7001 1">
          <text:p/>
        </draw:connector>
        <draw:frame draw:style-name="gr5" draw:layer="layout" svg:width="3.5cm" svg:height="0.569cm" svg:x="2.75cm" svg:y="11.5cm">
          <draw:text-box>
            <text:p text:style-name="P1">Dependency</text:p>
          </draw:text-box>
        </draw:frame>
        <draw:connector draw:style-name="gr11" draw:text-style-name="P1" draw:layer="layout" svg:x1="1cm" svg:y1="13.5cm" svg:x2="8cm" svg:y2="13.5cm" svg:d="M1000 13500h7000" svg:viewBox="0 0 7001 1">
          <text:p/>
        </draw:connector>
        <draw:frame draw:style-name="gr5" draw:layer="layout" svg:width="3.5cm" svg:height="0.569cm" svg:x="2.75cm" svg:y="14cm">
          <draw:text-box>
            <text:p text:style-name="P1">Generalization</text:p>
          </draw:text-box>
        </draw:frame>
        <draw:connector draw:style-name="gr12" draw:text-style-name="P1" draw:layer="layout" svg:x1="1cm" svg:y1="16cm" svg:x2="8cm" svg:y2="16cm" svg:d="M1000 16000h7000" svg:viewBox="0 0 7001 1">
          <text:p/>
        </draw:connector>
        <draw:frame draw:style-name="gr5" draw:layer="layout" svg:width="3.5cm" svg:height="0.569cm" svg:x="2.75cm" svg:y="16.5cm">
          <draw:text-box>
            <text:p text:style-name="P1">Interface Realization</text:p>
          </draw:text-box>
        </draw:frame>
        <draw:connector draw:style-name="gr13" draw:text-style-name="P1" draw:layer="layout" svg:x1="1cm" svg:y1="18.5cm" svg:x2="8cm" svg:y2="18.5cm" svg:d="M1000 18500h7000" svg:viewBox="0 0 7001 1">
          <text:p/>
        </draw:connector>
        <draw:frame draw:style-name="gr5" draw:layer="layout" svg:width="3.5cm" svg:height="0.569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 svg:viewBox="0 0 7001 1">
          <text:p/>
        </draw:connector>
        <draw:frame draw:style-name="gr5" draw:layer="layout" svg:width="3.5cm" svg:height="0.569cm" svg:x="2.75cm" svg:y="21.5cm">
          <draw:text-box>
            <text:p text:style-name="P1">Connector</text:p>
          </draw:text-box>
        </draw:frame>
        <draw:connector draw:style-name="gr14" draw:text-style-name="P7" draw:layer="layout" svg:x1="1cm" svg:y1="23.5cm" svg:x2="8cm" svg:y2="23.5cm" svg:d="M1000 23500h7000" svg:viewBox="0 0 7001 1">
          <text:p/>
        </draw:connector>
        <draw:frame draw:style-name="gr5" draw:layer="layout" svg:width="3.5cm" svg:height="0.569cm" svg:x="2.75cm" svg:y="24cm">
          <draw:text-box>
            <text:p text:style-name="P1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100 200" svg:d="M0 200l50-200 50 200h-4l-46-196-46 196z"/>
    <draw:marker draw:name="Arrowheads_20_1" draw:display-name="Arrowheads 1" svg:viewBox="0 0 20 30" svg:d="M10 0l-10 30h20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Windows_X86_64 LibreOffice_project/86daf60bf00efa86ad547e59e09d6bb77c699acb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8-12-06T05:37:53.672000000</dc:date>
    <meta:editing-cycles>10</meta:editing-cycles>
    <meta:editing-duration>PT24M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